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Roboto Slab" svg:font-family="'Roboto Slab', ff-tisa-web-pro, Georgia, Arial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c7fc2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Consolas" fo:font-size="7.5pt" fo:letter-spacing="normal" fo:font-style="normal" fo:font-weight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officeooo:rsid="000997c0" officeooo:paragraph-rsid="000997c0"/>
    </style:style>
    <style:style style:name="P6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officeooo:rsid="000ad8da" officeooo:paragraph-rsid="000ad8da"/>
    </style:style>
    <style:style style:name="P7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paragraph-rsid="0012b7e8"/>
    </style:style>
    <style:style style:name="P9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0f0eb5" officeooo:paragraph-rsid="000f0eb5"/>
    </style:style>
    <style:style style:name="P10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12b7e8" officeooo:paragraph-rsid="0012b7e8"/>
    </style:style>
    <style:style style:name="P11" style:family="paragraph" style:parent-style-name="Text_20_body">
      <style:paragraph-properties fo:margin-left="0in" fo:margin-right="0in" fo:margin-top="0in" fo:margin-bottom="0.25in" loext:contextual-spacing="false" style:line-height-at-least="0.25in" fo:orphans="2" fo:widows="2" fo:text-indent="0in" style:auto-text-indent="false"/>
      <style:text-properties fo:font-variant="normal" fo:text-transform="none" fo:color="#404040" style:font-name="Lato" fo:font-size="12pt" fo:letter-spacing="normal" fo:font-style="normal" fo:font-weight="normal" officeooo:rsid="001f3cda" officeooo:paragraph-rsid="001f3cda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rsid="0012b7e8" officeooo:paragraph-rsid="0012b7e8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14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0997c0"/>
    </style:style>
    <style:style style:name="P15" style:family="paragraph" style:parent-style-name="Text_20_body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rsid="0012a755" officeooo:paragraph-rsid="0012a755"/>
    </style:style>
    <style:style style:name="P16" style:family="paragraph" style:parent-style-name="Text_20_body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rsid="0012b7e8" officeooo:paragraph-rsid="0012b7e8"/>
    </style:style>
    <style:style style:name="P17" style:family="paragraph" style:parent-style-name="Text_20_body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18" style:family="paragraph" style:parent-style-name="Heading_20_2">
      <style:text-properties fo:font-variant="normal" fo:text-transform="none" fo:color="#404040" style:font-name="Roboto Slab" fo:font-size="15.75pt" fo:letter-spacing="normal" fo:font-style="normal" fo:font-weight="bold"/>
    </style:style>
    <style:style style:name="P19" style:family="paragraph" style:parent-style-name="Heading_20_2">
      <style:text-properties fo:font-variant="normal" fo:text-transform="none" fo:color="#800000" style:font-name="Roboto Slab" fo:font-size="15.75pt" fo:letter-spacing="normal" fo:font-style="normal" fo:font-weight="bold"/>
    </style:style>
    <style:style style:name="P20" style:family="paragraph" style:parent-style-name="Heading_20_2">
      <style:text-properties fo:font-variant="normal" fo:text-transform="none" fo:color="#800000" style:font-name="Roboto Slab" fo:font-size="15.75pt" fo:letter-spacing="normal" fo:font-style="normal" fo:font-weight="bold" officeooo:rsid="000ad8da" officeooo:paragraph-rsid="000ad8da"/>
    </style:style>
    <style:style style:name="P21" style:family="paragraph" style:parent-style-name="Heading_20_2">
      <style:paragraph-properties fo:margin-top="0in" fo:margin-bottom="0.1965in" loext:contextual-spacing="false" fo:orphans="2" fo:widows="2"/>
    </style:style>
    <style:style style:name="P22" style:family="paragraph" style:parent-style-name="Preformatted_20_Text">
      <style:paragraph-properties fo:margin-top="0in" fo:margin-bottom="0.1965in" loext:contextual-spacing="false" fo:orphans="2" fo:widows="2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Text_20_body" style:list-style-name="L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5" style:family="paragraph" style:parent-style-name="Text_20_body" style:list-style-name="L1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  <style:text-properties officeooo:paragraph-rsid="000997c0"/>
    </style:style>
    <style:style style:name="P26" style:family="paragraph" style:parent-style-name="Text_20_body" style:list-style-name="L2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7" style:family="paragraph" style:parent-style-name="Text_20_body" style:list-style-name="L3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8" style:family="paragraph" style:parent-style-name="Text_20_body" style:list-style-name="L4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29" style:family="paragraph" style:parent-style-name="Text_20_body" style:list-style-name="L5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30" style:family="paragraph" style:parent-style-name="Text_20_body" style:list-style-name="L6">
      <style:paragraph-properties fo:margin-left="0.25in" fo:margin-right="0in" fo:margin-top="0in" fo:margin-bottom="0.25in" loext:contextual-spacing="false" style:line-height-at-least="0.25in" fo:orphans="2" fo:widows="2" fo:text-indent="0in" style:auto-text-indent="false" fo:padding="0in" fo:border="none"/>
    </style:style>
    <style:style style:name="P31" style:family="paragraph" style:parent-style-name="Text_20_body" style:list-style-name="L1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2" style:family="paragraph" style:parent-style-name="Text_20_body" style:list-style-name="L2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3" style:family="paragraph" style:parent-style-name="Text_20_body" style:list-style-name="L3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4" style:family="paragraph" style:parent-style-name="Text_20_body" style:list-style-name="L4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5" style:family="paragraph" style:parent-style-name="Text_20_body" style:list-style-name="L5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6" style:family="paragraph" style:parent-style-name="Text_20_body" style:list-style-name="L6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37" style:family="paragraph" style:parent-style-name="Text_20_body" style:list-style-name="L6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paragraph-rsid="001aef45"/>
    </style:style>
    <style:style style:name="P38" style:family="paragraph" style:parent-style-name="Text_20_body" style:list-style-name="L3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rsid="0013860e" officeooo:paragraph-rsid="0013860e"/>
    </style:style>
    <style:style style:name="P39" style:family="paragraph" style:parent-style-name="Text_20_body" style:list-style-name="L4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 officeooo:rsid="0012a755" officeooo:paragraph-rsid="0012a755"/>
    </style:style>
    <style:style style:name="P40" style:family="paragraph" style:parent-style-name="Text_20_body" style:list-style-name="L3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9b59b6" style:text-line-through-style="none" style:text-line-through-type="none" style:font-name="Lato" fo:font-size="10.5pt" fo:letter-spacing="normal" fo:font-style="normal" style:text-underline-style="none" fo:font-weight="normal" style:text-blinking="false"/>
    </style:style>
    <style:style style:name="P41" style:family="paragraph" style:parent-style-name="Text_20_body" style:list-style-name="L2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42" style:family="paragraph" style:parent-style-name="Text_20_body" style:list-style-name="L3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43" style:family="paragraph" style:parent-style-name="Text_20_body" style:list-style-name="L5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44" style:family="paragraph" style:parent-style-name="Text_20_body" style:list-style-name="L6">
      <style:paragraph-properties fo:margin-left="0.5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P45" style:family="paragraph" style:parent-style-name="Text_20_body" style:list-style-name="L3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  <style:text-properties fo:font-variant="normal" fo:text-transform="none" fo:color="#404040" style:font-name="Lato" fo:font-size="10.5pt" fo:letter-spacing="normal" fo:font-style="normal" fo:font-weight="normal"/>
    </style:style>
    <style:style style:name="P46" style:family="paragraph" style:parent-style-name="Heading_20_2">
      <style:text-properties fo:font-variant="normal" fo:text-transform="none" fo:color="#404040" style:font-name="Roboto Slab" fo:font-size="15.75pt" fo:letter-spacing="normal" fo:font-style="normal" fo:font-weight="bold" fo:background-color="#ffff00"/>
    </style:style>
    <style:style style:name="T1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 officeooo:rsid="000add4f"/>
    </style:style>
    <style:style style:name="T3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4" style:family="text">
      <style:text-properties fo:font-variant="normal" fo:text-transform="none" fo:color="#404040" style:font-name="Lato" fo:font-size="10.5pt" fo:letter-spacing="normal" fo:font-style="normal" fo:font-weight="bold"/>
    </style:style>
    <style:style style:name="T5" style:family="text">
      <style:text-properties fo:font-variant="normal" fo:text-transform="none" fo:color="#9b59b6" style:text-line-through-style="none" style:text-line-through-type="none" style:font-name="La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33333" style:font-name="Consolas" fo:font-size="7.5pt" fo:letter-spacing="normal" fo:font-style="normal" fo:font-weight="bold"/>
    </style:style>
    <style:style style:name="T7" style:family="text">
      <style:text-properties fo:font-variant="normal" fo:text-transform="none" fo:color="#333333" style:font-name="Consolas" fo:font-size="7.5pt" fo:letter-spacing="normal" fo:font-style="normal" fo:font-weight="bold" fo:background-color="#ffffff" loext:char-shading-value="0" loext:padding="0.0193in" loext:border="0.06pt solid #e1e4e5"/>
    </style:style>
    <style:style style:name="T8" style:family="text">
      <style:text-properties fo:font-variant="normal" fo:text-transform="none" fo:color="#333333" style:font-name="Consolas" fo:font-size="7.5pt" fo:letter-spacing="normal" fo:font-style="normal" fo:font-weight="normal"/>
    </style:style>
    <style:style style:name="T9" style:family="text">
      <style:text-properties fo:font-variant="normal" fo:text-transform="none" fo:color="#333333" style:font-name="Consolas" fo:font-size="7.5pt" fo:letter-spacing="normal" fo:font-style="normal" fo:font-weight="normal" fo:background-color="#ffffff" loext:char-shading-value="0" loext:padding="0.0193in" loext:border="0.06pt solid #e1e4e5"/>
    </style:style>
    <style:style style:name="T10" style:family="text">
      <style:text-properties fo:font-variant="normal" fo:text-transform="none" fo:color="#333333" style:font-name="Consolas" fo:letter-spacing="normal" fo:font-style="normal" fo:font-weight="normal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333333" style:text-line-through-style="none" style:text-line-through-type="none" style:font-name="Lato" fo:font-size="10.5pt" fo:letter-spacing="normal" fo:font-style="normal" style:text-underline-style="none" fo:font-weight="normal" style:text-blinking="false" fo:background-color="#ffffff" loext:char-shading-value="0" loext:padding="0.0193in" loext:border="0.06pt solid #e1e4e5"/>
    </style:style>
    <style:style style:name="T13" style:family="text">
      <style:text-properties fo:font-variant="normal" fo:text-transform="none" fo:color="#333333" style:text-line-through-style="none" style:text-line-through-type="none" style:font-name="Consolas" fo:font-size="7.5pt" fo:letter-spacing="normal" fo:font-style="normal" style:text-underline-style="none" fo:font-weight="normal" style:text-blinking="false" fo:background-color="#ffffff" loext:char-shading-value="0" loext:padding="0.0193in" loext:border="0.06pt solid #e1e4e5"/>
    </style:style>
    <style:style style:name="T14" style:family="text">
      <style:text-properties fo:font-variant="normal" fo:text-transform="none" fo:color="#333333" style:text-line-through-style="none" style:text-line-through-type="none" style:font-name="Consolas" fo:font-size="7.5pt" fo:letter-spacing="normal" fo:font-style="normal" style:text-underline-style="none" fo:font-weight="bold" style:text-blinking="false" fo:background-color="#ffffff" loext:char-shading-value="0" loext:padding="0.0193in" loext:border="0.06pt solid #e1e4e5"/>
    </style:style>
    <style:style style:name="T15" style:family="text">
      <style:text-properties fo:font-variant="normal" fo:text-transform="none" fo:color="#dd1144" style:font-name="Consolas" fo:font-size="7.5pt" fo:letter-spacing="normal" fo:font-style="normal" fo:font-weight="normal"/>
    </style:style>
    <style:style style:name="T16" style:family="text">
      <style:text-properties fo:font-variant="normal" fo:text-transform="none" fo:color="#dd1144" style:font-name="Consolas" fo:font-size="7.5pt" fo:letter-spacing="normal" fo:font-style="normal" fo:font-weight="normal" fo:background-color="#ffffff" loext:char-shading-value="0" loext:padding="0.0193in" loext:border="0.06pt solid #e1e4e5"/>
    </style:style>
    <style:style style:name="T17" style:family="text">
      <style:text-properties fo:font-variant="normal" fo:text-transform="none" fo:color="#dd1144" style:font-name="Consolas" fo:letter-spacing="normal" fo:font-style="normal" fo:font-weight="normal"/>
    </style:style>
    <style:style style:name="T18" style:family="text">
      <style:text-properties fo:font-variant="normal" fo:text-transform="none" fo:color="#dd1144" style:text-line-through-style="none" style:text-line-through-type="none" style:font-name="Consolas" fo:font-size="7.5pt" fo:letter-spacing="normal" fo:font-style="normal" style:text-underline-style="none" fo:font-weight="normal" style:text-blinking="false" fo:background-color="#ffffff" loext:char-shading-value="0" loext:padding="0.0193in" loext:border="0.06pt solid #e1e4e5"/>
    </style:style>
    <style:style style:name="T19" style:family="text">
      <style:text-properties fo:font-variant="normal" fo:text-transform="none" fo:color="#999988" style:text-line-through-style="none" style:text-line-through-type="none" style:font-name="Consolas" fo:font-size="7.5pt" fo:letter-spacing="normal" fo:font-style="italic" style:text-underline-style="none" fo:font-weight="normal" style:text-blinking="false" fo:background-color="#ffffff" loext:char-shading-value="0" loext:padding="0.0193in" loext:border="0.06pt solid #e1e4e5"/>
    </style:style>
    <style:style style:name="T20" style:family="text">
      <style:text-properties fo:font-variant="normal" fo:text-transform="none" fo:color="#800000" style:font-name="Roboto Slab" fo:font-size="15.75pt" fo:letter-spacing="normal" fo:font-style="normal" fo:font-weight="bold" fo:background-color="#ffffff" loext:char-shading-value="0" loext:padding="0.0193in" loext:border="0.06pt solid #e1e4e5"/>
    </style:style>
    <style:style style:name="T21" style:family="text">
      <style:text-properties fo:font-variant="normal" fo:text-transform="none" fo:color="#008080" style:font-name="Consolas" fo:letter-spacing="normal" fo:font-style="normal" fo:font-weight="normal"/>
    </style:style>
    <style:style style:name="T22" style:family="text">
      <style:text-properties fo:font-weight="bold"/>
    </style:style>
    <style:style style:name="T23" style:family="text">
      <style:text-properties fo:color="#333333"/>
    </style:style>
    <style:style style:name="T24" style:family="text">
      <style:text-properties fo:color="#333333" style:font-name="Consolas" fo:font-size="7.5pt"/>
    </style:style>
    <style:style style:name="T25" style:family="text">
      <style:text-properties fo:color="#333333" style:font-name="Consolas" fo:font-size="7.5pt" fo:font-weight="bold"/>
    </style:style>
    <style:style style:name="T26" style:family="text">
      <style:text-properties fo:color="#dd1144" style:font-name="Consolas" fo:font-size="7.5pt"/>
    </style:style>
    <style:style style:name="T27" style:family="text">
      <style:text-properties officeooo:rsid="0010f513"/>
    </style:style>
    <style:style style:name="T28" style:family="text">
      <style:text-properties fo:color="#999988" style:font-name="Consolas" fo:font-size="7.5pt" fo:letter-spacing="normal" fo:font-style="italic" fo:font-weight="normal"/>
    </style:style>
    <style:style style:name="T29" style:family="text">
      <style:text-properties fo:color="#999988" style:font-name="Consolas" fo:font-size="7.5pt" fo:font-style="italic"/>
    </style:style>
    <style:style style:name="T30" style:family="text">
      <style:text-properties fo:color="#008080" style:font-name="Consolas" fo:font-size="7.5pt"/>
    </style:style>
    <style:style style:name="T31" style:family="text">
      <style:text-properties officeooo:rsid="0012b7e8"/>
    </style:style>
    <style:style style:name="T32" style:family="text">
      <style:text-properties officeooo:rsid="0013860e"/>
    </style:style>
    <style:style style:name="T33" style:family="text">
      <style:text-properties officeooo:rsid="0019dfaf"/>
    </style:style>
    <style:style style:name="T34" style:family="text">
      <style:text-properties fo:color="#212121" style:font-name="inherit" fo:font-size="9pt" fo:language="es" fo:country="ES" style:font-size-asian="9pt" style:font-size-complex="9pt"/>
    </style:style>
    <style:style style:name="T35" style:family="text">
      <style:text-properties fo:color="#212121" style:font-name="arial" fo:font-size="12pt"/>
    </style:style>
    <style:style style:name="T36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Imprime imagen</text:h>
      <text:p text:style-name="P5"><text:span text:style-name="T1">Imprime imagen en archivo especificado.</text:span><text:span text:style-name="T2">Funcion parecida a imshow de opencv</text:span></text:p>
      <text:p text:style-name="P4"><text:span text:style-name="Strong_20_Emphasis"><text:span text:style-name="T3">print_image</text:span></text:span><text:span text:style-name="T1">(</text:span><text:span text:style-name="Emphasis"><text:span text:style-name="T1">img, filename</text:span></text:span><text:span text:style-name="T1">)</text:span></text:p>
      <text:p text:style-name="P4"><text:span text:style-name="Strong_20_Emphasis"><text:span text:style-name="T3">returns</text:span></text:span><text:span text:style-name="T1"> none</text:span></text:p>
      <text:list xml:id="list3369576470678242543" text:style-name="L1">
        <text:list-item>
          <text:p text:style-name="P24"><text:span text:style-name="Strong_20_Emphasis"><text:span text:style-name="T4">Parameters:</text:span></text:span></text:p>
          <text:list>
            <text:list-item>
              <text:p text:style-name="P31">img- image object</text:p>
            </text:list-item>
            <text:list-item>
              <text:p text:style-name="P31">filename- desired name of image file, supported extensions are PNG, JPG, and TIFF</text:p>
            </text:list-item>
          </text:list>
        </text:list-item>
        <text:list-item>
          <text:p text:style-name="P24"><text:span text:style-name="Strong_20_Emphasis"><text:span text:style-name="T4">Context:</text:span></text:span></text:p>
          <text:list>
            <text:list-item>
              <text:p text:style-name="P31">Often used to debug new image processing pipelines</text:p>
            </text:list-item>
            <text:list-item>
              <text:p text:style-name="P31">Used to write out final results images</text:p>
            </text:list-item>
          </text:list>
        </text:list-item>
        <text:list-item>
          <text:p text:style-name="P25"><text:span text:style-name="Strong_20_Emphasis"><text:span text:style-name="T4">Example use:</text:span></text:span></text:p>
        </text:list-item>
      </text:list>
      <text:p text:style-name="P14"><text:span text:style-name="Source_20_Text"><text:span text:style-name="T7">import</text:span></text:span><text:span text:style-name="Source_20_Text"><text:span text:style-name="T9"> plantcv </text:span></text:span><text:span text:style-name="Source_20_Text"><text:span text:style-name="T7">as</text:span></text:span><text:span text:style-name="Source_20_Text"><text:span text:style-name="T9"> pcv <text:s text:c="5"/></text:span></text:span></text:p>
      <text:p text:style-name="P22"><text:span text:style-name="Source_20_Text"><text:span text:style-name="T9">pcv.print_image(img, </text:span></text:span><text:span text:style-name="Source_20_Text"><text:span text:style-name="T16">"/home/user/images/test-image.png"</text:span></text:span><text:span text:style-name="Source_20_Text"><text:span text:style-name="T9">)</text:span></text:span></text:p>
      <text:h text:style-name="P20" text:outline-level="2">Lee imagen</text:h>
      <text:p text:style-name="P6"><text:span text:style-name="T1">Lee imagen y guarda en una variable tipo numpy array.</text:span><text:span text:style-name="T2">Funcion parecida a imread de opencv</text:span></text:p>
      <text:p text:style-name="P4"><text:span text:style-name="Strong_20_Emphasis"><text:span text:style-name="T3">readimage</text:span></text:span><text:span text:style-name="T1">(</text:span><text:span text:style-name="Emphasis"><text:span text:style-name="T1">filename, debug=None</text:span></text:span><text:span text:style-name="T1">)</text:span></text:p>
      <text:p text:style-name="P4"><text:span text:style-name="Strong_20_Emphasis"><text:span text:style-name="T3">returns</text:span></text:span><text:span text:style-name="T1"> img, path, image filename</text:span></text:p>
      <text:list xml:id="list7147846662078277275" text:style-name="L2">
        <text:list-item>
          <text:p text:style-name="P26"><text:span text:style-name="Strong_20_Emphasis"><text:span text:style-name="T4">Parameters:</text:span></text:span></text:p>
          <text:list>
            <text:list-item>
              <text:p text:style-name="P32">filename - image file to be read (possibly including a path)</text:p>
            </text:list-item>
            <text:list-item>
              <text:p text:style-name="P32">debug - None, "print", or "plot". Print = save to file, Plot = print to screen. Default = None</text:p>
            </text:list-item>
          </text:list>
        </text:list-item>
        <text:list-item>
          <text:p text:style-name="P26"><text:span text:style-name="Strong_20_Emphasis"><text:span text:style-name="T4">Context:</text:span></text:span></text:p>
          <text:list>
            <text:list-item>
              <text:p text:style-name="P32">Reads in file to be processed</text:p>
            </text:list-item>
          </text:list>
        </text:list-item>
        <text:list-item>
          <text:p text:style-name="P26"><text:soft-page-break/><text:span text:style-name="Strong_20_Emphasis"><text:span text:style-name="T4">Example use:</text:span></text:span></text:p>
          <text:list>
            <text:list-item>
              <text:p text:style-name="P41"><text:a xlink:type="simple" xlink:href="http://plantcv.readthedocs.io/en/latest/vis_tutorial/" text:style-name="Internet_20_link" text:visited-style-name="Visited_20_Internet_20_Link"><text:span text:style-name="T5">Use In VIS Tutorial</text:span></text:a></text:p>
            </text:list-item>
          </text:list>
        </text:list-item>
      </text:list>
      <text:p text:style-name="P13"><text:span text:style-name="Source_20_Text"><text:span text:style-name="T7">import</text:span></text:span><text:span text:style-name="Source_20_Text"><text:span text:style-name="T9"> plantcv </text:span></text:span><text:span text:style-name="Source_20_Text"><text:span text:style-name="T7">as</text:span></text:span><text:span text:style-name="Source_20_Text"><text:span text:style-name="T9"> pcv <text:s text:c="5"/></text:span></text:span></text:p>
      <text:p text:style-name="P22"><text:span text:style-name="Source_20_Text"><text:span text:style-name="T9">img, path, img_filename=pcv.readimage(</text:span></text:span><text:span text:style-name="Source_20_Text"><text:span text:style-name="T16">"home/user/images/test-image.png"</text:span></text:span><text:span text:style-name="Source_20_Text"><text:span text:style-name="T9">)</text:span></text:span></text:p>
      <text:h text:style-name="P21" text:outline-level="2"><text:bookmark text:name="rgb-to-hsv"/><text:span text:style-name="Source_20_Text"><text:span text:style-name="T20">RGB to HSV</text:span></text:span></text:h>
      <text:p text:style-name="P8">Convert image from RGB colorspace to HSV colorspace and split the channels.</text:p>
      <text:p text:style-name="P10">Convertir una imagen de RGB a un espacio de color HSV y dividir los canales.</text:p>
      <text:p text:style-name="P4"><text:span text:style-name="Strong_20_Emphasis"><text:span text:style-name="T3">rgb2gray_hsv</text:span></text:span><text:span text:style-name="T1">(</text:span><text:span text:style-name="Emphasis"><text:span text:style-name="T1">img, channel, device, debug=None</text:span></text:span><text:span text:style-name="T1">)</text:span></text:p>
      <text:p text:style-name="P4"><text:span text:style-name="Strong_20_Emphasis"><text:span text:style-name="T3">returns</text:span></text:span><text:span text:style-name="T1"> device, split image (h, s, or v channel)</text:span></text:p>
      <text:list xml:id="list5036832088748008043" text:style-name="L3">
        <text:list-item>
          <text:p text:style-name="P27"><text:span text:style-name="Strong_20_Emphasis"><text:span text:style-name="T4">Parameters:</text:span></text:span></text:p>
          <text:list>
            <text:list-item>
              <text:p text:style-name="P33">img- <text:span text:style-name="T31">imagen de color a convertir </text:span></text:p>
            </text:list-item>
            <text:list-item>
              <text:p text:style-name="P33">channel- Split 'h' (hue), 's' (saturation), or 'v' (value) channel</text:p>
              <text:p text:style-name="P45"><text:s text:c="27"/><text:span text:style-name="T31">dividir por tonalidad ,saturacion y valor </text:span></text:p>
            </text:list-item>
            <text:list-item>
              <text:p text:style-name="P33">device- Counter for image processing steps-<text:span text:style-name="T31">conteo del paso de <text:s text:c="24"/>procesamiento de <text:s text:c="4"/>imagen</text:span></text:p>
            </text:list-item>
            <text:list-item>
              <text:p text:style-name="P33">debug - None, "print", or "plot". Print = save to file, Plot = print to screen. Default = None-<text:span text:style-name="T32">imprime print o plot guarda o muestra en pantalla</text:span></text:p>
            </text:list-item>
          </text:list>
        </text:list-item>
        <text:list-item>
          <text:p text:style-name="P27"><text:span text:style-name="Strong_20_Emphasis"><text:span text:style-name="T4">Context:</text:span></text:span></text:p>
          <text:list>
            <text:list-item>
              <text:p text:style-name="P38">usado para diferenciar la planta y el fondo</text:p>
            </text:list-item>
          </text:list>
        </text:list-item>
        <text:list-item>
          <text:p text:style-name="P27"><text:span text:style-name="Strong_20_Emphasis"><text:span text:style-name="T4">Example use:</text:span></text:span></text:p>
          <text:list>
            <text:list-item>
              <text:p text:style-name="P42"><text:a xlink:type="simple" xlink:href="http://plantcv.readthedocs.io/en/latest/vis_tutorial/" text:style-name="Internet_20_link" text:visited-style-name="Visited_20_Internet_20_Link"><text:span text:style-name="T5">Use In VI Tutorial</text:span></text:a></text:p>
            </text:list-item>
            <text:list-item>
              <text:p text:style-name="P42"><text:a xlink:type="simple" xlink:href="http://plantcv.readthedocs.io/en/latest/psII_tutorial/" text:style-name="Internet_20_link" text:visited-style-name="Visited_20_Internet_20_Link"><text:span text:style-name="T5">Use In PSII Tutorial</text:span></text:a></text:p>
              <text:p text:style-name="P40"/>
            </text:list-item>
          </text:list>
        </text:list-item>
      </text:list>
      <text:p text:style-name="P17"><text:span text:style-name="Source_20_Text"><text:span text:style-name="T14">import</text:span></text:span><text:span text:style-name="Source_20_Text"><text:span text:style-name="T12"> </text:span></text:span><text:span text:style-name="Source_20_Text"><text:span text:style-name="T13">plantcv </text:span></text:span><text:span text:style-name="Source_20_Text"><text:span text:style-name="T14">as</text:span></text:span><text:span text:style-name="Source_20_Text"><text:span text:style-name="T12"> </text:span></text:span><text:span text:style-name="Source_20_Text"><text:span text:style-name="T13">pcv</text:span></text:span><text:span text:style-name="Source_20_Text"><text:span text:style-name="T12"> </text:span></text:span><text:span text:style-name="Source_20_Text"><text:span text:style-name="T19"># image converted from RGB to HSV, channels are then split. Hue ('h') channel is outputed.</text:span></text:span><text:span text:style-name="Source_20_Text"><text:span text:style-name="T12"> </text:span></text:span><text:span text:style-name="Source_20_Text"><text:span text:style-name="T13">device, h_channel=pcv.rgb2gray_hsv(img, </text:span></text:span><text:span text:style-name="Source_20_Text"><text:span text:style-name="T18">'h'</text:span></text:span><text:span text:style-name="Source_20_Text"><text:span text:style-name="T13">, device, debug=</text:span></text:span><text:span text:style-name="Source_20_Text"><text:span text:style-name="T18">"print"</text:span></text:span><text:span text:style-name="Source_20_Text"><text:span text:style-name="T13">)</text:span></text:span></text:p>
      <text:p text:style-name="P17"><text:span text:style-name="Source_20_Text"><text:span text:style-name="T13"/></text:span></text:p>
      <text:h text:style-name="P18" text:outline-level="2"><text:soft-page-break/></text:h>
      <text:h text:style-name="P19" text:outline-level="2"><text:bookmark text:name="adaptive-threshold"/>Adaptive Threshold</text:h>
      <text:p text:style-name="P9">Crea una imagen binaria a partir de una imagen a escala de grises con un umbral adaptado.</text:p>
      <text:p text:style-name="P4"><text:span text:style-name="Strong_20_Emphasis"><text:span text:style-name="T3">adaptive_threshold(</text:span></text:span><text:span text:style-name="Strong_20_Emphasis"><text:span text:style-name="Emphasis"><text:span text:style-name="T3">img, maxValue, thres_type, object_type, device, debug=None</text:span></text:span></text:span><text:span text:style-name="Strong_20_Emphasis"><text:span text:style-name="T3">)</text:span></text:span></text:p>
      <text:p text:style-name="P4"><text:span text:style-name="Strong_20_Emphasis"><text:span text:style-name="T3">returns</text:span></text:span><text:span text:style-name="T1"> device, thresholded image</text:span></text:p>
      <text:list xml:id="list8452978926992430663" text:style-name="L4">
        <text:list-item>
          <text:p text:style-name="P28"><text:span text:style-name="Strong_20_Emphasis"><text:span text:style-name="T4">Parameters:</text:span></text:span></text:p>
          <text:list>
            <text:list-item>
              <text:p text:style-name="P34">img – <text:span text:style-name="T27">imagen a escala de grises</text:span></text:p>
            </text:list-item>
            <text:list-item>
              <text:p text:style-name="P34">maxValue – <text:span text:style-name="T27">valor maximo de umbral 255=blanco</text:span></text:p>
            </text:list-item>
            <text:list-item>
              <text:p text:style-name="P34">thres_type =tipo de umbralización ( 'gaussiano' o 'media')</text:p>
            </text:list-item>
            <text:list-item>
              <text:p text:style-name="P34">objecttype - 'light' or 'dark', is target image light or dark?</text:p>
            </text:list-item>
            <text:list-item>
              <text:p text:style-name="P34">device- Counter for image processing steps</text:p>
            </text:list-item>
            <text:list-item>
              <text:p text:style-name="P34">debug- None, "print", or "plot". Print = save to file, Plot = <text:span text:style-name="T27">imprime pantalla</text:span>. Default = None</text:p>
              <text:p text:style-name="P34"/>
            </text:list-item>
          </text:list>
        </text:list-item>
        <text:list-item>
          <text:p text:style-name="P28"><text:span text:style-name="Strong_20_Emphasis"><text:span text:style-name="T4">Context:</text:span></text:span></text:p>
          <text:list>
            <text:list-item>
              <text:p text:style-name="P34">Used to help differentiate plant and background</text:p>
            </text:list-item>
            <text:list-item>
              <text:p text:style-name="P39">se utiliza para diferenciar la planta y el fondo</text:p>
            </text:list-item>
          </text:list>
        </text:list-item>
      </text:list>
      <text:p text:style-name="P12"><text:s text:c="6"/><text:span text:style-name="Strong_20_Emphasis"><text:span text:style-name="T22">Example use:</text:span></text:span></text:p>
      <text:p text:style-name="P16"/>
      <text:p text:style-name="P15"><text:span text:style-name="T25">import</text:span><text:span text:style-name="T23"> </text:span><text:span text:style-name="T24">plantcv </text:span><text:span text:style-name="T25">as</text:span><text:span text:style-name="T23"> </text:span><text:span text:style-name="T24">pcv </text:span><text:span text:style-name="T29"># Create binary image from a gray image based</text:span><text:span text:style-name="T23"> </text:span><text:span text:style-name="T24">device, threshold_gaussian = pcv.adaptive_threshold(img, </text:span><text:span text:style-name="T30">255</text:span><text:span text:style-name="T24">, </text:span><text:span text:style-name="T26">'gaussian'</text:span><text:span text:style-name="T24">,</text:span><text:span text:style-name="T26">'dark'</text:span><text:span text:style-name="T24">, device, debug=</text:span><text:span text:style-name="T26">"print"</text:span><text:span text:style-name="T24"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2"><text:bookmark text:name="binary-threshold"/><text:soft-page-break/>Binary Threshold</text:h>
      <text:p text:style-name="P7">Crea una imagen binaria de una imagen gris en base a los valores de umbral. El objetivo se puede especificar como oscuro o claro.</text:p>
      <text:p text:style-name="P4"><text:span text:style-name="Strong_20_Emphasis"><text:span text:style-name="T3">binary_threshold(</text:span></text:span><text:span text:style-name="Strong_20_Emphasis"><text:span text:style-name="Emphasis"><text:span text:style-name="T3">img, threshold, maxValue, object_type, device, debug=None</text:span></text:span></text:span><text:span text:style-name="Strong_20_Emphasis"><text:span text:style-name="T3">)</text:span></text:span></text:p>
      <text:p text:style-name="P4"><text:span text:style-name="Strong_20_Emphasis"><text:span text:style-name="T3">returns</text:span></text:span><text:span text:style-name="T1"> device, thresholded image</text:span></text:p>
      <text:list xml:id="list306334594084228415" text:style-name="L5">
        <text:list-item>
          <text:p text:style-name="P29"><text:span text:style-name="Strong_20_Emphasis"><text:span text:style-name="T4">Parameters:</text:span></text:span></text:p>
          <text:list>
            <text:list-item>
              <text:p text:style-name="P35">img - grayscale img object</text:p>
            </text:list-item>
            <text:list-item>
              <text:p text:style-name="P35">threshold - threshold value (0-255)</text:p>
            </text:list-item>
            <text:list-item>
              <text:p text:style-name="P35">maxValue - value to apply above threshold (255 = white)</text:p>
            </text:list-item>
            <text:list-item>
              <text:p text:style-name="P35">objecttype - 'light' or 'dark', is target image light or dark?</text:p>
            </text:list-item>
            <text:list-item>
              <text:p text:style-name="P35">device- Counter for image processing steps</text:p>
            </text:list-item>
            <text:list-item>
              <text:p text:style-name="P35">debug- None, "print", or "plot". Print = save to file, Plot = print to screen. Default = None</text:p>
            </text:list-item>
          </text:list>
        </text:list-item>
        <text:list-item>
          <text:p text:style-name="P29"><text:span text:style-name="Strong_20_Emphasis"><text:span text:style-name="T4">Context:</text:span></text:span></text:p>
          <text:list>
            <text:list-item>
              <text:p text:style-name="P35">Used to help differentiate plant and background</text:p>
            </text:list-item>
          </text:list>
        </text:list-item>
        <text:list-item>
          <text:p text:style-name="P29"><text:span text:style-name="Strong_20_Emphasis"><text:span text:style-name="T4">Example use:</text:span></text:span></text:p>
          <text:list>
            <text:list-item>
              <text:p text:style-name="P43"><text:a xlink:type="simple" xlink:href="http://plantcv.readthedocs.io/en/latest/vis_tutorial/" text:style-name="Internet_20_link" text:visited-style-name="Visited_20_Internet_20_Link"><text:span text:style-name="T5">Use In VIS Tutorial</text:span></text:a></text:p>
            </text:list-item>
            <text:list-item>
              <text:p text:style-name="P43"><text:a xlink:type="simple" xlink:href="http://plantcv.readthedocs.io/en/latest/nir_tutorial/" text:style-name="Internet_20_link" text:visited-style-name="Visited_20_Internet_20_Link"><text:span text:style-name="T5">Use In NIR Tutorial</text:span></text:a></text:p>
            </text:list-item>
            <text:list-item>
              <text:p text:style-name="P43"><text:a xlink:type="simple" xlink:href="http://plantcv.readthedocs.io/en/latest/psII_tutorial/" text:style-name="Internet_20_link" text:visited-style-name="Visited_20_Internet_20_Link"><text:span text:style-name="T5">Use In PSII Tutorial</text:span></text:a></text:p>
            </text:list-item>
          </text:list>
        </text:list-item>
      </text:list>
      <text:p text:style-name="Standard"/>
      <text:p text:style-name="P23"/>
      <text:p text:style-name="P3"><text:span text:style-name="T10">device, threshold_light = pcv.binary_threshold(img, </text:span><text:span text:style-name="T21">36</text:span><text:span text:style-name="T10">, </text:span><text:span text:style-name="T21">255</text:span><text:span text:style-name="T10">, </text:span><text:span text:style-name="T17">'light'</text:span><text:span text:style-name="T10">, device, debug=</text:span><text:span text:style-name="T17">"print"</text:span><text:span text:style-name="T10">)</text:span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6" text:outline-level="2"><text:bookmark text:name="apply-mask"/><text:soft-page-break/>Apply Mask-<text:span text:style-name="T33">mascara binaria a una imagen</text:span></text:h>
      <text:p text:style-name="P11">Aplicar maskara binaria a una imagen</text:p>
      <text:p text:style-name="P4"><text:span text:style-name="Strong_20_Emphasis"><text:span text:style-name="T3">apply_mask</text:span></text:span><text:span text:style-name="T1">(</text:span><text:span text:style-name="Emphasis"><text:span text:style-name="T1">img, mask, mask_color, device, debug=None</text:span></text:span><text:span text:style-name="T1">)</text:span></text:p>
      <text:p text:style-name="P4"><text:span text:style-name="Strong_20_Emphasis"><text:span text:style-name="T3">returns</text:span></text:span><text:span text:style-name="T1"> device, masked image</text:span></text:p>
      <text:list xml:id="list6798258037797402480" text:style-name="L6">
        <text:list-item>
          <text:p text:style-name="P30"><text:span text:style-name="Strong_20_Emphasis"><text:span text:style-name="T4">Parameters:</text:span></text:span></text:p>
          <text:list>
            <text:list-item>
              <text:p text:style-name="P36">img = objeto de imagen a ser enmascarado</text:p>
            </text:list-item>
            <text:list-item>
              <text:p text:style-name="P36">mask= binary image object (black background with white object)</text:p>
              <text:p text:style-name="P36"><text:s text:c="10"/><text:span text:style-name="T36"><text:s text:c="2"/></text:span><text:bookmark text:name="tw-target-text"/><text:span text:style-name="T34">Objeto de imagen binaria (fondo negro con objeto blanco)</text:span></text:p>
            </text:list-item>
            <text:list-item>
              <text:p text:style-name="P36">mask_color= 'white' or 'black'</text:p>
            </text:list-item>
            <text:list-item>
              <text:p text:style-name="P36">device- Counter for image processing steps</text:p>
            </text:list-item>
            <text:list-item>
              <text:p text:style-name="P36">debug- None, "print", or "plot". Print = save to file, Plot = print to screen. Default = None</text:p>
            </text:list-item>
          </text:list>
        </text:list-item>
        <text:list-item>
          <text:p text:style-name="P30"><text:span text:style-name="Strong_20_Emphasis"><text:span text:style-name="T4">Context:</text:span></text:span></text:p>
          <text:list>
            <text:list-item>
              <text:p text:style-name="P37">Apply a binary image mask over a grayscale or RGB image. Useful for seperating plant and background materials.</text:p>
              <text:p text:style-name="P37"><text:line-break/><text:span text:style-name="T35">Aplicar una máscara de imagen binaria sobre una imagen en escala de grises o RGB. Útil para separar la planta y los materiales de fondo.</text:span></text:p>
            </text:list-item>
          </text:list>
        </text:list-item>
        <text:list-item>
          <text:p text:style-name="P30"><text:span text:style-name="Strong_20_Emphasis"><text:span text:style-name="T4">Example use:</text:span></text:span></text:p>
          <text:list>
            <text:list-item>
              <text:p text:style-name="P44"><text:a xlink:type="simple" xlink:href="http://plantcv.readthedocs.io/en/latest/vis_tutorial/" text:style-name="Internet_20_link" text:visited-style-name="Visited_20_Internet_20_Link"><text:span text:style-name="T5">Use In VIS Tutorial</text:span></text:a></text:p>
            </text:list-item>
            <text:list-item>
              <text:p text:style-name="P44"><text:a xlink:type="simple" xlink:href="http://plantcv.readthedocs.io/en/latest/nir_tutorial/" text:style-name="Internet_20_link" text:visited-style-name="Visited_20_Internet_20_Link"><text:span text:style-name="T5">Use In NIR Tutorial</text:span></text:a></text:p>
            </text:list-item>
            <text:list-item>
              <text:p text:style-name="P44"><text:a xlink:type="simple" xlink:href="http://plantcv.readthedocs.io/en/latest/psII_tutorial/" text:style-name="Internet_20_link" text:visited-style-name="Visited_20_Internet_20_Link"><text:span text:style-name="T5">Use In PSII Tutorial</text:span></text:a></text:p>
            </text:list-item>
          </text:list>
        </text:list-item>
      </text:list>
      <text:p text:style-name="P2"/>
      <text:p text:style-name="P1"><text:span text:style-name="T6">import</text:span><text:span text:style-name="T11"> </text:span><text:span text:style-name="T8">plantcv </text:span><text:span text:style-name="T6">as</text:span><text:span text:style-name="T11"> </text:span><text:span text:style-name="T8">pcv</text:span><text:span text:style-name="T11"> </text:span><text:span text:style-name="T28"># Apply binary 'white' mask over an image. </text:span></text:p>
      <text:p text:style-name="P1"><text:span text:style-name="T8">device, masked_image = pcv.apply_mask(img, mask, </text:span><text:span text:style-name="T15">'white'</text:span><text:span text:style-name="T8">, device, debug=</text:span><text:span text:style-name="T15">"print"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Roboto Slab" svg:font-family="'Roboto Slab', ff-tisa-web-pro, Georgia, Arial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0:45:08.596221383</meta:creation-date>
    <meta:generator>LibreOffice/5.1.6.2$Linux_X86_64 LibreOffice_project/10m0$Build-2</meta:generator>
    <dc:date>2017-06-21T12:15:40.979899679</dc:date>
    <meta:editing-duration>PT2H37M35S</meta:editing-duration>
    <meta:editing-cycles>18</meta:editing-cycles>
    <meta:document-statistic meta:table-count="0" meta:image-count="0" meta:object-count="0" meta:page-count="5" meta:paragraph-count="99" meta:word-count="746" meta:character-count="4574" meta:non-whitespace-character-count="3898"/>
  </office:meta>
</office:document-meta>
</file>